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908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09 年8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6243" table:style-name="ce13">
            <text:p>226,243</text:p>
          </table:table-cell>
          <table:table-cell office:value-type="float" office:value="111891" table:style-name="ce13">
            <text:p>111,891</text:p>
          </table:table-cell>
          <table:table-cell office:value-type="float" office:value="1651" table:style-name="ce13">
            <text:p>1,651</text:p>
          </table:table-cell>
          <table:table-cell office:value-type="float" office:value="2006" table:style-name="ce13">
            <text:p>2,006</text:p>
          </table:table-cell>
          <table:table-cell office:value-type="float" office:value="187023" table:style-name="ce13">
            <text:p>187,023</text:p>
          </table:table-cell>
          <table:table-cell office:value-type="float" office:value="122039" table:style-name="ce13">
            <text:p>122,039</text:p>
          </table:table-cell>
          <table:table-cell office:value-type="float" office:value="728100" table:style-name="ce13">
            <text:p>728,100</text:p>
          </table:table-cell>
          <table:table-cell office:value-type="float" office:value="661" table:style-name="ce13">
            <text:p>661</text:p>
          </table:table-cell>
          <table:table-cell office:value-type="float" office:value="0.24" table:style-name="ce14">
            <text:p>0.24</text:p>
          </table:table-cell>
          <table:table-cell office:value-type="float" office:value="0.09" table:style-name="ce14">
            <text:p>0.09</text:p>
          </table:table-cell>
          <table:table-cell office:value-type="float" office:value="633.4" table:style-name="ce14">
            <text:p>633.40</text:p>
          </table:table-cell>
          <table:table-cell office:value-type="float" office:value="495" table:style-name="ce13">
            <text:p>495</text:p>
          </table:table-cell>
          <table:table-cell office:value-type="float" office:value="4090" table:style-name="ce13">
            <text:p>4,09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39804" table:style-name="ce13">
            <text:p>339,804</text:p>
          </table:table-cell>
          <table:table-cell office:value-type="float" office:value="152057" table:style-name="ce13">
            <text:p>152,057</text:p>
          </table:table-cell>
          <table:table-cell office:value-type="float" office:value="2667" table:style-name="ce13">
            <text:p>2,667</text:p>
          </table:table-cell>
          <table:table-cell office:value-type="float" office:value="1717" table:style-name="ce13">
            <text:p>1,717</text:p>
          </table:table-cell>
          <table:table-cell office:value-type="float" office:value="373956" table:style-name="ce13">
            <text:p>373,956</text:p>
          </table:table-cell>
          <table:table-cell office:value-type="float" office:value="136312" table:style-name="ce13">
            <text:p>136,312</text:p>
          </table:table-cell>
          <table:table-cell office:value-type="float" office:value="760291" table:style-name="ce13">
            <text:p>760,291</text:p>
          </table:table-cell>
          <table:table-cell office:value-type="float" office:value="558" table:style-name="ce13">
            <text:p>558</text:p>
          </table:table-cell>
          <table:table-cell office:value-type="float" office:value="0.23" table:style-name="ce14">
            <text:p>0.23</text:p>
          </table:table-cell>
          <table:table-cell office:value-type="float" office:value="0.21" table:style-name="ce14">
            <text:p>0.21</text:p>
          </table:table-cell>
          <table:table-cell office:value-type="float" office:value="1325.97" table:style-name="ce14">
            <text:p>1,325.97</text:p>
          </table:table-cell>
          <table:table-cell office:value-type="float" office:value="2151" table:style-name="ce13">
            <text:p>2,151</text:p>
          </table:table-cell>
          <table:table-cell office:value-type="float" office:value="16033" table:style-name="ce13">
            <text:p>16,03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73773" table:style-name="ce13">
            <text:p>573,773</text:p>
          </table:table-cell>
          <table:table-cell office:value-type="float" office:value="356917" table:style-name="ce13">
            <text:p>356,917</text:p>
          </table:table-cell>
          <table:table-cell office:value-type="float" office:value="5414" table:style-name="ce13">
            <text:p>5,414</text:p>
          </table:table-cell>
          <table:table-cell office:value-type="float" office:value="3579" table:style-name="ce13">
            <text:p>3,579</text:p>
          </table:table-cell>
          <table:table-cell office:value-type="float" office:value="758023" table:style-name="ce13">
            <text:p>758,023</text:p>
          </table:table-cell>
          <table:table-cell office:value-type="float" office:value="1161341" table:style-name="ce13">
            <text:p>1,161,341</text:p>
          </table:table-cell>
          <table:table-cell office:value-type="float" office:value="2950026" table:style-name="ce13">
            <text:p>2,950,026</text:p>
          </table:table-cell>
          <table:table-cell office:value-type="float" office:value="1960" table:style-name="ce13">
            <text:p>1,960</text:p>
          </table:table-cell>
          <table:table-cell office:value-type="float" office:value="0.11" table:style-name="ce14">
            <text:p>0.11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578.35" table:style-name="ce14">
            <text:p>578.35</text:p>
          </table:table-cell>
          <table:table-cell office:value-type="float" office:value="3542" table:style-name="ce13">
            <text:p>3,542</text:p>
          </table:table-cell>
          <table:table-cell office:value-type="float" office:value="42524" table:style-name="ce13">
            <text:p>42,52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257813" table:style-name="ce13">
            <text:p>1,257,813</text:p>
          </table:table-cell>
          <table:table-cell office:value-type="float" office:value="747800" table:style-name="ce13">
            <text:p>747,800</text:p>
          </table:table-cell>
          <table:table-cell office:value-type="float" office:value="13576" table:style-name="ce13">
            <text:p>13,576</text:p>
          </table:table-cell>
          <table:table-cell office:value-type="float" office:value="31479" table:style-name="ce13">
            <text:p>31,479</text:p>
          </table:table-cell>
          <table:table-cell office:value-type="float" office:value="1366787" table:style-name="ce13">
            <text:p>1,366,787</text:p>
          </table:table-cell>
          <table:table-cell office:value-type="float" office:value="1633208" table:style-name="ce13">
            <text:p>1,633,208</text:p>
          </table:table-cell>
          <table:table-cell office:value-type="float" office:value="4028828" table:style-name="ce13">
            <text:p>4,028,828</text:p>
          </table:table-cell>
          <table:table-cell office:value-type="float" office:value="8114" table:style-name="ce13">
            <text:p>8,114</text:p>
          </table:table-cell>
          <table:table-cell office:value-type="float" office:value="0.04" table:style-name="ce14">
            <text:p>0.04</text:p>
          </table:table-cell>
          <table:table-cell office:value-type="float" office:value="0" table:style-name="ce14">
            <text:p>0.00</text:p>
          </table:table-cell>
          <table:table-cell office:value-type="float" office:value="2248.29" table:style-name="ce14">
            <text:p>2,248.29</text:p>
          </table:table-cell>
          <table:table-cell office:value-type="float" office:value="4818" table:style-name="ce13">
            <text:p>4,818</text:p>
          </table:table-cell>
          <table:table-cell office:value-type="float" office:value="45526" table:style-name="ce13">
            <text:p>45,52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15403" table:style-name="ce13">
            <text:p>1,015,403</text:p>
          </table:table-cell>
          <table:table-cell office:value-type="float" office:value="764125" table:style-name="ce13">
            <text:p>764,125</text:p>
          </table:table-cell>
          <table:table-cell office:value-type="float" office:value="7129" table:style-name="ce13">
            <text:p>7,129</text:p>
          </table:table-cell>
          <table:table-cell office:value-type="float" office:value="8285" table:style-name="ce13">
            <text:p>8,285</text:p>
          </table:table-cell>
          <table:table-cell office:value-type="float" office:value="1021828" table:style-name="ce13">
            <text:p>1,021,828</text:p>
          </table:table-cell>
          <table:table-cell office:value-type="float" office:value="3901728" table:style-name="ce13">
            <text:p>3,901,728</text:p>
          </table:table-cell>
          <table:table-cell office:value-type="float" office:value="4046211" table:style-name="ce13">
            <text:p>4,046,211</text:p>
          </table:table-cell>
          <table:table-cell office:value-type="float" office:value="1310" table:style-name="ce13">
            <text:p>1,310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446.73" table:style-name="ce14">
            <text:p>446.73</text:p>
          </table:table-cell>
          <table:table-cell office:value-type="float" office:value="0" table:style-name="ce13">
            <text:p>0</text:p>
          </table:table-cell>
          <table:table-cell office:value-type="float" office:value="28004" table:style-name="ce13">
            <text:p>28,0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37757" table:style-name="ce13">
            <text:p>537,757</text:p>
          </table:table-cell>
          <table:table-cell office:value-type="float" office:value="228269" table:style-name="ce13">
            <text:p>228,269</text:p>
          </table:table-cell>
          <table:table-cell office:value-type="float" office:value="3540" table:style-name="ce13">
            <text:p>3,540</text:p>
          </table:table-cell>
          <table:table-cell office:value-type="float" office:value="3517" table:style-name="ce13">
            <text:p>3,517</text:p>
          </table:table-cell>
          <table:table-cell office:value-type="float" office:value="336303" table:style-name="ce13">
            <text:p>336,303</text:p>
          </table:table-cell>
          <table:table-cell office:value-type="float" office:value="562226" table:style-name="ce13">
            <text:p>562,226</text:p>
          </table:table-cell>
          <table:table-cell office:value-type="float" office:value="1389591" table:style-name="ce13">
            <text:p>1,389,591</text:p>
          </table:table-cell>
          <table:table-cell office:value-type="float" office:value="855" table:style-name="ce13">
            <text:p>855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716.24" table:style-name="ce14">
            <text:p>716.24</text:p>
          </table:table-cell>
          <table:table-cell office:value-type="float" office:value="1302" table:style-name="ce13">
            <text:p>1,302</text:p>
          </table:table-cell>
          <table:table-cell office:value-type="float" office:value="14290" table:style-name="ce13">
            <text:p>14,29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39588" table:style-name="ce13">
            <text:p>439,588</text:p>
          </table:table-cell>
          <table:table-cell office:value-type="float" office:value="230431" table:style-name="ce13">
            <text:p>230,431</text:p>
          </table:table-cell>
          <table:table-cell office:value-type="float" office:value="2337" table:style-name="ce13">
            <text:p>2,337</text:p>
          </table:table-cell>
          <table:table-cell office:value-type="float" office:value="2105" table:style-name="ce13">
            <text:p>2,105</text:p>
          </table:table-cell>
          <table:table-cell office:value-type="float" office:value="613977" table:style-name="ce13">
            <text:p>613,977</text:p>
          </table:table-cell>
          <table:table-cell office:value-type="float" office:value="726557" table:style-name="ce13">
            <text:p>726,557</text:p>
          </table:table-cell>
          <table:table-cell office:value-type="float" office:value="1113692" table:style-name="ce13">
            <text:p>1,113,692</text:p>
          </table:table-cell>
          <table:table-cell office:value-type="float" office:value="5218" table:style-name="ce13">
            <text:p>5,218</text:p>
          </table:table-cell>
          <table:table-cell office:value-type="float" office:value="0.2" table:style-name="ce14">
            <text:p>0.20</text:p>
          </table:table-cell>
          <table:table-cell office:value-type="float" office:value="0.16" table:style-name="ce14">
            <text:p>0.16</text:p>
          </table:table-cell>
          <table:table-cell office:value-type="float" office:value="1572.3" table:style-name="ce14">
            <text:p>1,572.30</text:p>
          </table:table-cell>
          <table:table-cell office:value-type="float" office:value="1821" table:style-name="ce13">
            <text:p>1,821</text:p>
          </table:table-cell>
          <table:table-cell office:value-type="float" office:value="25167" table:style-name="ce13">
            <text:p>25,16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706896" table:style-name="ce13">
            <text:p>3,706,896</text:p>
          </table:table-cell>
          <table:table-cell office:value-type="float" office:value="2403859" table:style-name="ce13">
            <text:p>2,403,859</text:p>
          </table:table-cell>
          <table:table-cell office:value-type="float" office:value="62752" table:style-name="ce13">
            <text:p>62,752</text:p>
          </table:table-cell>
          <table:table-cell office:value-type="float" office:value="20103" table:style-name="ce13">
            <text:p>20,103</text:p>
          </table:table-cell>
          <table:table-cell office:value-type="float" office:value="5286352" table:style-name="ce13">
            <text:p>5,286,352</text:p>
          </table:table-cell>
          <table:table-cell office:value-type="float" office:value="20582466" table:style-name="ce13">
            <text:p>20,582,466</text:p>
          </table:table-cell>
          <table:table-cell office:value-type="float" office:value="21360070" table:style-name="ce13">
            <text:p>21,360,070</text:p>
          </table:table-cell>
          <table:table-cell office:value-type="float" office:value="80576" table:style-name="ce13">
            <text:p>80,576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525.85" table:style-name="ce14">
            <text:p>1,525.85</text:p>
          </table:table-cell>
          <table:table-cell office:value-type="float" office:value="21264" table:style-name="ce13">
            <text:p>21,264</text:p>
          </table:table-cell>
          <table:table-cell office:value-type="float" office:value="180245" table:style-name="ce13">
            <text:p>180,24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015871" table:style-name="ce13">
            <text:p>7,015,871</text:p>
          </table:table-cell>
          <table:table-cell office:value-type="float" office:value="5021080" table:style-name="ce13">
            <text:p>5,021,080</text:p>
          </table:table-cell>
          <table:table-cell office:value-type="float" office:value="63137" table:style-name="ce13">
            <text:p>63,137</text:p>
          </table:table-cell>
          <table:table-cell office:value-type="float" office:value="28664" table:style-name="ce13">
            <text:p>28,664</text:p>
          </table:table-cell>
          <table:table-cell office:value-type="float" office:value="17654746" table:style-name="ce13">
            <text:p>17,654,746</text:p>
          </table:table-cell>
          <table:table-cell office:value-type="float" office:value="19752185" table:style-name="ce13">
            <text:p>19,752,185</text:p>
          </table:table-cell>
          <table:table-cell office:value-type="float" office:value="35273794" table:style-name="ce13">
            <text:p>35,273,794</text:p>
          </table:table-cell>
          <table:table-cell office:value-type="float" office:value="190147" table:style-name="ce13">
            <text:p>190,147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372.3" table:style-name="ce14">
            <text:p>1,372.30</text:p>
          </table:table-cell>
          <table:table-cell office:value-type="float" office:value="38396" table:style-name="ce13">
            <text:p>38,396</text:p>
          </table:table-cell>
          <table:table-cell office:value-type="float" office:value="351085" table:style-name="ce13">
            <text:p>351,08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4522" table:style-name="ce13">
            <text:p>14,522</text:p>
          </table:table-cell>
          <table:table-cell office:value-type="float" office:value="7310" table:style-name="ce13">
            <text:p>7,310</text:p>
          </table:table-cell>
          <table:table-cell office:value-type="float" office:value="388" table:style-name="ce13">
            <text:p>388</text:p>
          </table:table-cell>
          <table:table-cell office:value-type="float" office:value="84" table:style-name="ce13">
            <text:p>84</text:p>
          </table:table-cell>
          <table:table-cell office:value-type="float" office:value="11408" table:style-name="ce13">
            <text:p>11,408</text:p>
          </table:table-cell>
          <table:table-cell office:value-type="float" office:value="0" table:style-name="ce13">
            <text:p>0</text:p>
          </table:table-cell>
          <table:table-cell office:value-type="float" office:value="160952" table:style-name="ce13">
            <text:p>160,952</text:p>
          </table:table-cell>
          <table:table-cell office:value-type="float" office:value="112" table:style-name="ce13">
            <text:p>112</text:p>
          </table:table-cell>
          <table:table-cell office:value-type="float" office:value="0.23" table:style-name="ce14">
            <text:p>0.23</text:p>
          </table:table-cell>
          <table:table-cell office:value-type="float" office:value="0.23" table:style-name="ce14">
            <text:p>0.23</text:p>
          </table:table-cell>
          <table:table-cell office:value-type="float" office:value="308.52" table:style-name="ce14">
            <text:p>308.52</text:p>
          </table:table-cell>
          <table:table-cell office:value-type="float" office:value="0" table:style-name="ce13">
            <text:p>0</text:p>
          </table:table-cell>
          <table:table-cell office:value-type="float" office:value="430" table:style-name="ce13">
            <text:p>43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970352" table:style-name="ce13">
            <text:p>970,352</text:p>
          </table:table-cell>
          <table:table-cell office:value-type="float" office:value="621935" table:style-name="ce13">
            <text:p>621,935</text:p>
          </table:table-cell>
          <table:table-cell office:value-type="float" office:value="11647" table:style-name="ce13">
            <text:p>11,647</text:p>
          </table:table-cell>
          <table:table-cell office:value-type="float" office:value="4341" table:style-name="ce13">
            <text:p>4,341</text:p>
          </table:table-cell>
          <table:table-cell office:value-type="float" office:value="1442867" table:style-name="ce13">
            <text:p>1,442,867</text:p>
          </table:table-cell>
          <table:table-cell office:value-type="float" office:value="3414080" table:style-name="ce13">
            <text:p>3,414,080</text:p>
          </table:table-cell>
          <table:table-cell office:value-type="float" office:value="2942325" table:style-name="ce13">
            <text:p>2,942,325</text:p>
          </table:table-cell>
          <table:table-cell office:value-type="float" office:value="3631" table:style-name="ce13">
            <text:p>3,631</text:p>
          </table:table-cell>
          <table:table-cell office:value-type="float" office:value="0.21" table:style-name="ce14">
            <text:p>0.21</text:p>
          </table:table-cell>
          <table:table-cell office:value-type="float" office:value="0.12" table:style-name="ce14">
            <text:p>0.12</text:p>
          </table:table-cell>
          <table:table-cell office:value-type="float" office:value="501.43" table:style-name="ce14">
            <text:p>501.43</text:p>
          </table:table-cell>
          <table:table-cell office:value-type="float" office:value="4996" table:style-name="ce13">
            <text:p>4,996</text:p>
          </table:table-cell>
          <table:table-cell office:value-type="float" office:value="41780" table:style-name="ce13">
            <text:p>41,78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55968" table:style-name="ce13">
            <text:p>2,855,968</text:p>
          </table:table-cell>
          <table:table-cell office:value-type="float" office:value="2164934" table:style-name="ce13">
            <text:p>2,164,934</text:p>
          </table:table-cell>
          <table:table-cell office:value-type="float" office:value="11725" table:style-name="ce13">
            <text:p>11,725</text:p>
          </table:table-cell>
          <table:table-cell office:value-type="float" office:value="21967" table:style-name="ce13">
            <text:p>21,967</text:p>
          </table:table-cell>
          <table:table-cell office:value-type="float" office:value="11179454" table:style-name="ce13">
            <text:p>11,179,454</text:p>
          </table:table-cell>
          <table:table-cell office:value-type="float" office:value="9732720" table:style-name="ce13">
            <text:p>9,732,720</text:p>
          </table:table-cell>
          <table:table-cell office:value-type="float" office:value="14486792" table:style-name="ce13">
            <text:p>14,486,792</text:p>
          </table:table-cell>
          <table:table-cell office:value-type="float" office:value="72220" table:style-name="ce13">
            <text:p>72,220</text:p>
          </table:table-cell>
          <table:table-cell office:value-type="float" office:value="0.52" table:style-name="ce14">
            <text:p>0.52</text:p>
          </table:table-cell>
          <table:table-cell office:value-type="float" office:value="0.12" table:style-name="ce14">
            <text:p>0.12</text:p>
          </table:table-cell>
          <table:table-cell office:value-type="float" office:value="508.14" table:style-name="ce14">
            <text:p>508.14</text:p>
          </table:table-cell>
          <table:table-cell office:value-type="float" office:value="42885" table:style-name="ce13">
            <text:p>42,885</text:p>
          </table:table-cell>
          <table:table-cell office:value-type="float" office:value="416940" table:style-name="ce13">
            <text:p>416,94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03067" table:style-name="ce13">
            <text:p>203,067</text:p>
          </table:table-cell>
          <table:table-cell office:value-type="float" office:value="109777" table:style-name="ce13">
            <text:p>109,777</text:p>
          </table:table-cell>
          <table:table-cell office:value-type="float" office:value="675" table:style-name="ce13">
            <text:p>675</text:p>
          </table:table-cell>
          <table:table-cell office:value-type="float" office:value="1036" table:style-name="ce13">
            <text:p>1,036</text:p>
          </table:table-cell>
          <table:table-cell office:value-type="float" office:value="339395" table:style-name="ce13">
            <text:p>339,395</text:p>
          </table:table-cell>
          <table:table-cell office:value-type="float" office:value="104205" table:style-name="ce13">
            <text:p>104,205</text:p>
          </table:table-cell>
          <table:table-cell office:value-type="float" office:value="754667" table:style-name="ce13">
            <text:p>754,667</text:p>
          </table:table-cell>
          <table:table-cell office:value-type="float" office:value="1588" table:style-name="ce13">
            <text:p>1,588</text:p>
          </table:table-cell>
          <table:table-cell office:value-type="float" office:value="0.16" table:style-name="ce14">
            <text:p>0.16</text:p>
          </table:table-cell>
          <table:table-cell office:value-type="float" office:value="0.03" table:style-name="ce14">
            <text:p>0.03</text:p>
          </table:table-cell>
          <table:table-cell office:value-type="float" office:value="345.92" table:style-name="ce14">
            <text:p>345.92</text:p>
          </table:table-cell>
          <table:table-cell office:value-type="float" office:value="785" table:style-name="ce13">
            <text:p>785</text:p>
          </table:table-cell>
          <table:table-cell office:value-type="float" office:value="12304" table:style-name="ce13">
            <text:p>12,3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411631" table:style-name="ce13">
            <text:p>411,631</text:p>
          </table:table-cell>
          <table:table-cell office:value-type="float" office:value="288396" table:style-name="ce13">
            <text:p>288,396</text:p>
          </table:table-cell>
          <table:table-cell office:value-type="float" office:value="18952" table:style-name="ce13">
            <text:p>18,952</text:p>
          </table:table-cell>
          <table:table-cell office:value-type="float" office:value="1822" table:style-name="ce13">
            <text:p>1,822</text:p>
          </table:table-cell>
          <table:table-cell office:value-type="float" office:value="1239006" table:style-name="ce13">
            <text:p>1,239,006</text:p>
          </table:table-cell>
          <table:table-cell office:value-type="float" office:value="498655" table:style-name="ce13">
            <text:p>498,655</text:p>
          </table:table-cell>
          <table:table-cell office:value-type="float" office:value="3205524" table:style-name="ce13">
            <text:p>3,205,524</text:p>
          </table:table-cell>
          <table:table-cell office:value-type="float" office:value="4826" table:style-name="ce13">
            <text:p>4,826</text:p>
          </table:table-cell>
          <table:table-cell office:value-type="float" office:value="0.17" table:style-name="ce14">
            <text:p>0.17</text:p>
          </table:table-cell>
          <table:table-cell office:value-type="float" office:value="0" table:style-name="ce14">
            <text:p>0.00</text:p>
          </table:table-cell>
          <table:table-cell office:value-type="float" office:value="1165.71" table:style-name="ce14">
            <text:p>1,165.71</text:p>
          </table:table-cell>
          <table:table-cell office:value-type="float" office:value="5147" table:style-name="ce13">
            <text:p>5,147</text:p>
          </table:table-cell>
          <table:table-cell office:value-type="float" office:value="42758" table:style-name="ce13">
            <text:p>42,75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46886" table:style-name="ce13">
            <text:p>146,886</text:p>
          </table:table-cell>
          <table:table-cell office:value-type="float" office:value="78564" table:style-name="ce13">
            <text:p>78,564</text:p>
          </table:table-cell>
          <table:table-cell office:value-type="float" office:value="1130" table:style-name="ce13">
            <text:p>1,130</text:p>
          </table:table-cell>
          <table:table-cell office:value-type="float" office:value="638" table:style-name="ce13">
            <text:p>638</text:p>
          </table:table-cell>
          <table:table-cell office:value-type="float" office:value="230847" table:style-name="ce13">
            <text:p>230,847</text:p>
          </table:table-cell>
          <table:table-cell office:value-type="float" office:value="50251" table:style-name="ce13">
            <text:p>50,251</text:p>
          </table:table-cell>
          <table:table-cell office:value-type="float" office:value="478258" table:style-name="ce13">
            <text:p>478,258</text:p>
          </table:table-cell>
          <table:table-cell office:value-type="float" office:value="252" table:style-name="ce13">
            <text:p>252</text:p>
          </table:table-cell>
          <table:table-cell office:value-type="float" office:value="0.32" table:style-name="ce14">
            <text:p>0.32</text:p>
          </table:table-cell>
          <table:table-cell office:value-type="float" office:value="0.01" table:style-name="ce14">
            <text:p>0.01</text:p>
          </table:table-cell>
          <table:table-cell office:value-type="float" office:value="1430.1" table:style-name="ce14">
            <text:p>1,430.10</text:p>
          </table:table-cell>
          <table:table-cell office:value-type="float" office:value="884" table:style-name="ce13">
            <text:p>884</text:p>
          </table:table-cell>
          <table:table-cell office:value-type="float" office:value="10554" table:style-name="ce13">
            <text:p>10,55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19377" table:style-name="ce13">
            <text:p>619,377</text:p>
          </table:table-cell>
          <table:table-cell office:value-type="float" office:value="430625" table:style-name="ce13">
            <text:p>430,625</text:p>
          </table:table-cell>
          <table:table-cell office:value-type="float" office:value="6496" table:style-name="ce13">
            <text:p>6,496</text:p>
          </table:table-cell>
          <table:table-cell office:value-type="float" office:value="6890" table:style-name="ce13">
            <text:p>6,890</text:p>
          </table:table-cell>
          <table:table-cell office:value-type="float" office:value="1983627" table:style-name="ce13">
            <text:p>1,983,627</text:p>
          </table:table-cell>
          <table:table-cell office:value-type="float" office:value="1690278" table:style-name="ce13">
            <text:p>1,690,278</text:p>
          </table:table-cell>
          <table:table-cell office:value-type="float" office:value="4582345" table:style-name="ce13">
            <text:p>4,582,345</text:p>
          </table:table-cell>
          <table:table-cell office:value-type="float" office:value="24874" table:style-name="ce13">
            <text:p>24,874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2144.6" table:style-name="ce14">
            <text:p>2,144.60</text:p>
          </table:table-cell>
          <table:table-cell office:value-type="float" office:value="5510" table:style-name="ce13">
            <text:p>5,510</text:p>
          </table:table-cell>
          <table:table-cell office:value-type="float" office:value="48519" table:style-name="ce13">
            <text:p>48,51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614" table:style-name="ce13">
            <text:p>9,614</text:p>
          </table:table-cell>
          <table:table-cell office:value-type="float" office:value="5005" table:style-name="ce13">
            <text:p>5,005</text:p>
          </table:table-cell>
          <table:table-cell office:value-type="float" office:value="97" table:style-name="ce13">
            <text:p>97</text:p>
          </table:table-cell>
          <table:table-cell office:value-type="float" office:value="26" table:style-name="ce13">
            <text:p>26</text:p>
          </table:table-cell>
          <table:table-cell office:value-type="float" office:value="11357" table:style-name="ce13">
            <text:p>11,357</text:p>
          </table:table-cell>
          <table:table-cell office:value-type="float" office:value="2057" table:style-name="ce13">
            <text:p>2,057</text:p>
          </table:table-cell>
          <table:table-cell office:value-type="float" office:value="37909" table:style-name="ce13">
            <text:p>37,909</text:p>
          </table:table-cell>
          <table:table-cell office:value-type="float" office:value="0" table:style-name="ce13">
            <text:p>0</text:p>
          </table:table-cell>
          <table:table-cell office:value-type="float" office:value="0.53" table:style-name="ce14">
            <text:p>0.53</text:p>
          </table:table-cell>
          <table:table-cell office:value-type="float" office:value="0.02" table:style-name="ce14">
            <text:p>0.02</text:p>
          </table:table-cell>
          <table:table-cell office:value-type="float" office:value="464.03" table:style-name="ce14">
            <text:p>464.03</text:p>
          </table:table-cell>
          <table:table-cell office:value-type="float" office:value="0" table:style-name="ce13">
            <text:p>0</text:p>
          </table:table-cell>
          <table:table-cell office:value-type="float" office:value="664" table:style-name="ce13">
            <text:p>66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877629" table:style-name="ce13">
            <text:p>877,629</text:p>
          </table:table-cell>
          <table:table-cell office:value-type="float" office:value="528718" table:style-name="ce13">
            <text:p>528,718</text:p>
          </table:table-cell>
          <table:table-cell office:value-type="float" office:value="11053" table:style-name="ce13">
            <text:p>11,053</text:p>
          </table:table-cell>
          <table:table-cell office:value-type="float" office:value="4804" table:style-name="ce13">
            <text:p>4,804</text:p>
          </table:table-cell>
          <table:table-cell office:value-type="float" office:value="1605299" table:style-name="ce13">
            <text:p>1,605,299</text:p>
          </table:table-cell>
          <table:table-cell office:value-type="float" office:value="2022675" table:style-name="ce13">
            <text:p>2,022,675</text:p>
          </table:table-cell>
          <table:table-cell office:value-type="float" office:value="3522961" table:style-name="ce13">
            <text:p>3,522,961</text:p>
          </table:table-cell>
          <table:table-cell office:value-type="float" office:value="5719" table:style-name="ce13">
            <text:p>5,719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212.05" table:style-name="ce14">
            <text:p>212.05</text:p>
          </table:table-cell>
          <table:table-cell office:value-type="float" office:value="5988" table:style-name="ce13">
            <text:p>5,988</text:p>
          </table:table-cell>
          <table:table-cell office:value-type="float" office:value="54791" table:style-name="ce13">
            <text:p>54,79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0381" table:style-name="ce13">
            <text:p>110,381</text:p>
          </table:table-cell>
          <table:table-cell office:value-type="float" office:value="54008" table:style-name="ce13">
            <text:p>54,008</text:p>
          </table:table-cell>
          <table:table-cell office:value-type="float" office:value="865" table:style-name="ce13">
            <text:p>865</text:p>
          </table:table-cell>
          <table:table-cell office:value-type="float" office:value="734" table:style-name="ce13">
            <text:p>734</text:p>
          </table:table-cell>
          <table:table-cell office:value-type="float" office:value="190841" table:style-name="ce13">
            <text:p>190,841</text:p>
          </table:table-cell>
          <table:table-cell office:value-type="float" office:value="86327" table:style-name="ce13">
            <text:p>86,327</text:p>
          </table:table-cell>
          <table:table-cell office:value-type="float" office:value="300318" table:style-name="ce13">
            <text:p>300,318</text:p>
          </table:table-cell>
          <table:table-cell office:value-type="float" office:value="164" table:style-name="ce13">
            <text:p>164</text:p>
          </table:table-cell>
          <table:table-cell office:value-type="float" office:value="0.54" table:style-name="ce14">
            <text:p>0.54</text:p>
          </table:table-cell>
          <table:table-cell office:value-type="float" office:value="0.12" table:style-name="ce14">
            <text:p>0.12</text:p>
          </table:table-cell>
          <table:table-cell office:value-type="float" office:value="411.06" table:style-name="ce14">
            <text:p>411.06</text:p>
          </table:table-cell>
          <table:table-cell office:value-type="float" office:value="0" table:style-name="ce13">
            <text:p>0</text:p>
          </table:table-cell>
          <table:table-cell office:value-type="float" office:value="5904" table:style-name="ce13">
            <text:p>5,9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256" table:style-name="ce13">
            <text:p>15,256</text:p>
          </table:table-cell>
          <table:table-cell office:value-type="float" office:value="10156" table:style-name="ce13">
            <text:p>10,156</text:p>
          </table:table-cell>
          <table:table-cell office:value-type="float" office:value="112" table:style-name="ce13">
            <text:p>112</text:p>
          </table:table-cell>
          <table:table-cell office:value-type="float" office:value="42" table:style-name="ce13">
            <text:p>42</text:p>
          </table:table-cell>
          <table:table-cell office:value-type="float" office:value="20424" table:style-name="ce13">
            <text:p>20,424</text:p>
          </table:table-cell>
          <table:table-cell office:value-type="float" office:value="12803" table:style-name="ce13">
            <text:p>12,803</text:p>
          </table:table-cell>
          <table:table-cell office:value-type="float" office:value="99018" table:style-name="ce13">
            <text:p>99,018</text:p>
          </table:table-cell>
          <table:table-cell office:value-type="float" office:value="33" table:style-name="ce13">
            <text:p>33</text:p>
          </table:table-cell>
          <table:table-cell office:value-type="float" office:value="0.51" table:style-name="ce14">
            <text:p>0.51</text:p>
          </table:table-cell>
          <table:table-cell office:value-type="float" office:value="0" table:style-name="ce14">
            <text:p>0.00</text:p>
          </table:table-cell>
          <table:table-cell office:value-type="float" office:value="5391.04" table:style-name="ce14">
            <text:p>5,391.04</text:p>
          </table:table-cell>
          <table:table-cell office:value-type="float" office:value="103" table:style-name="ce13">
            <text:p>103</text:p>
          </table:table-cell>
          <table:table-cell office:value-type="float" office:value="1117" table:style-name="ce13">
            <text:p>1,11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07802" table:style-name="ce13">
            <text:p>2,207,802</text:p>
          </table:table-cell>
          <table:table-cell office:value-type="float" office:value="1308587" table:style-name="ce13">
            <text:p>1,308,587</text:p>
          </table:table-cell>
          <table:table-cell office:value-type="float" office:value="24203" table:style-name="ce13">
            <text:p>24,203</text:p>
          </table:table-cell>
          <table:table-cell office:value-type="float" office:value="13347" table:style-name="ce13">
            <text:p>13,347</text:p>
          </table:table-cell>
          <table:table-cell office:value-type="float" office:value="5646281" table:style-name="ce13">
            <text:p>5,646,281</text:p>
          </table:table-cell>
          <table:table-cell office:value-type="float" office:value="3971329" table:style-name="ce13">
            <text:p>3,971,329</text:p>
          </table:table-cell>
          <table:table-cell office:value-type="float" office:value="8247719" table:style-name="ce13">
            <text:p>8,247,719</text:p>
          </table:table-cell>
          <table:table-cell office:value-type="float" office:value="57656" table:style-name="ce13">
            <text:p>57,656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157.59" table:style-name="ce14">
            <text:p>157.59</text:p>
          </table:table-cell>
          <table:table-cell office:value-type="float" office:value="15441" table:style-name="ce13">
            <text:p>15,441</text:p>
          </table:table-cell>
          <table:table-cell office:value-type="float" office:value="133718" table:style-name="ce13">
            <text:p>133,7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23313" table:style-name="ce13">
            <text:p>1,623,313</text:p>
          </table:table-cell>
          <table:table-cell office:value-type="float" office:value="1019925" table:style-name="ce13">
            <text:p>1,019,925</text:p>
          </table:table-cell>
          <table:table-cell office:value-type="float" office:value="10236" table:style-name="ce13">
            <text:p>10,236</text:p>
          </table:table-cell>
          <table:table-cell office:value-type="float" office:value="5398" table:style-name="ce13">
            <text:p>5,398</text:p>
          </table:table-cell>
          <table:table-cell office:value-type="float" office:value="4010534" table:style-name="ce13">
            <text:p>4,010,534</text:p>
          </table:table-cell>
          <table:table-cell office:value-type="float" office:value="5031263" table:style-name="ce13">
            <text:p>5,031,263</text:p>
          </table:table-cell>
          <table:table-cell office:value-type="float" office:value="3908805" table:style-name="ce13">
            <text:p>3,908,805</text:p>
          </table:table-cell>
          <table:table-cell office:value-type="float" office:value="126586" table:style-name="ce13">
            <text:p>126,586</text:p>
          </table:table-cell>
          <table:table-cell office:value-type="float" office:value="0.3" table:style-name="ce14">
            <text:p>0.30</text:p>
          </table:table-cell>
          <table:table-cell office:value-type="float" office:value="0.1" table:style-name="ce14">
            <text:p>0.10</text:p>
          </table:table-cell>
          <table:table-cell office:value-type="float" office:value="100.77" table:style-name="ce14">
            <text:p>100.77</text:p>
          </table:table-cell>
          <table:table-cell office:value-type="float" office:value="12743" table:style-name="ce13">
            <text:p>12,743</text:p>
          </table:table-cell>
          <table:table-cell office:value-type="float" office:value="108785" table:style-name="ce13">
            <text:p>108,78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66861" table:style-name="ce13">
            <text:p>1,166,861</text:p>
          </table:table-cell>
          <table:table-cell office:value-type="float" office:value="614588" table:style-name="ce13">
            <text:p>614,588</text:p>
          </table:table-cell>
          <table:table-cell office:value-type="float" office:value="3114" table:style-name="ce13">
            <text:p>3,114</text:p>
          </table:table-cell>
          <table:table-cell office:value-type="float" office:value="7107" table:style-name="ce13">
            <text:p>7,107</text:p>
          </table:table-cell>
          <table:table-cell office:value-type="float" office:value="1359105" table:style-name="ce13">
            <text:p>1,359,105</text:p>
          </table:table-cell>
          <table:table-cell office:value-type="float" office:value="2972833" table:style-name="ce13">
            <text:p>2,972,833</text:p>
          </table:table-cell>
          <table:table-cell office:value-type="float" office:value="3985023" table:style-name="ce13">
            <text:p>3,985,023</text:p>
          </table:table-cell>
          <table:table-cell office:value-type="float" office:value="14373" table:style-name="ce13">
            <text:p>14,373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867.39" table:style-name="ce14">
            <text:p>867.39</text:p>
          </table:table-cell>
          <table:table-cell office:value-type="float" office:value="5017" table:style-name="ce13">
            <text:p>5,017</text:p>
          </table:table-cell>
          <table:table-cell office:value-type="float" office:value="46115" table:style-name="ce13">
            <text:p>46,11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100084" table:style-name="ce13">
            <text:p>2,100,084</text:p>
          </table:table-cell>
          <table:table-cell office:value-type="float" office:value="1086143" table:style-name="ce13">
            <text:p>1,086,143</text:p>
          </table:table-cell>
          <table:table-cell office:value-type="float" office:value="22900" table:style-name="ce13">
            <text:p>22,900</text:p>
          </table:table-cell>
          <table:table-cell office:value-type="float" office:value="7305" table:style-name="ce13">
            <text:p>7,305</text:p>
          </table:table-cell>
          <table:table-cell office:value-type="float" office:value="4078170" table:style-name="ce13">
            <text:p>4,078,170</text:p>
          </table:table-cell>
          <table:table-cell office:value-type="float" office:value="5057883" table:style-name="ce13">
            <text:p>5,057,883</text:p>
          </table:table-cell>
          <table:table-cell office:value-type="float" office:value="9041725" table:style-name="ce13">
            <text:p>9,041,725</text:p>
          </table:table-cell>
          <table:table-cell office:value-type="float" office:value="80497" table:style-name="ce13">
            <text:p>80,497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702.72" table:style-name="ce14">
            <text:p>702.72</text:p>
          </table:table-cell>
          <table:table-cell office:value-type="float" office:value="11058" table:style-name="ce13">
            <text:p>11,058</text:p>
          </table:table-cell>
          <table:table-cell office:value-type="float" office:value="111122" table:style-name="ce13">
            <text:p>111,12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233457" table:style-name="ce13">
            <text:p>6,233,457</text:p>
          </table:table-cell>
          <table:table-cell office:value-type="float" office:value="4414758" table:style-name="ce13">
            <text:p>4,414,758</text:p>
          </table:table-cell>
          <table:table-cell office:value-type="float" office:value="64471" table:style-name="ce13">
            <text:p>64,471</text:p>
          </table:table-cell>
          <table:table-cell office:value-type="float" office:value="23396" table:style-name="ce13">
            <text:p>23,396</text:p>
          </table:table-cell>
          <table:table-cell office:value-type="float" office:value="12382571" table:style-name="ce13">
            <text:p>12,382,571</text:p>
          </table:table-cell>
          <table:table-cell office:value-type="float" office:value="22255198" table:style-name="ce13">
            <text:p>22,255,198</text:p>
          </table:table-cell>
          <table:table-cell office:value-type="float" office:value="39059695" table:style-name="ce13">
            <text:p>39,059,695</text:p>
          </table:table-cell>
          <table:table-cell office:value-type="float" office:value="250357" table:style-name="ce13">
            <text:p>250,357</text:p>
          </table:table-cell>
          <table:table-cell office:value-type="float" office:value="0.15" table:style-name="ce14">
            <text:p>0.15</text:p>
          </table:table-cell>
          <table:table-cell office:value-type="float" office:value="0.02" table:style-name="ce14">
            <text:p>0.02</text:p>
          </table:table-cell>
          <table:table-cell office:value-type="float" office:value="655.73" table:style-name="ce14">
            <text:p>655.73</text:p>
          </table:table-cell>
          <table:table-cell office:value-type="float" office:value="44229" table:style-name="ce13">
            <text:p>44,229</text:p>
          </table:table-cell>
          <table:table-cell office:value-type="float" office:value="355671" table:style-name="ce13">
            <text:p>355,67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61772" table:style-name="ce13">
            <text:p>361,772</text:p>
          </table:table-cell>
          <table:table-cell office:value-type="float" office:value="184836" table:style-name="ce13">
            <text:p>184,836</text:p>
          </table:table-cell>
          <table:table-cell office:value-type="float" office:value="4372" table:style-name="ce13">
            <text:p>4,372</text:p>
          </table:table-cell>
          <table:table-cell office:value-type="float" office:value="4548" table:style-name="ce13">
            <text:p>4,548</text:p>
          </table:table-cell>
          <table:table-cell office:value-type="float" office:value="1091258" table:style-name="ce13">
            <text:p>1,091,258</text:p>
          </table:table-cell>
          <table:table-cell office:value-type="float" office:value="851275" table:style-name="ce13">
            <text:p>851,275</text:p>
          </table:table-cell>
          <table:table-cell office:value-type="float" office:value="884367" table:style-name="ce13">
            <text:p>884,367</text:p>
          </table:table-cell>
          <table:table-cell office:value-type="float" office:value="6382" table:style-name="ce13">
            <text:p>6,382</text:p>
          </table:table-cell>
          <table:table-cell office:value-type="float" office:value="0.6" table:style-name="ce14">
            <text:p>0.60</text:p>
          </table:table-cell>
          <table:table-cell office:value-type="float" office:value="0.33" table:style-name="ce14">
            <text:p>0.33</text:p>
          </table:table-cell>
          <table:table-cell office:value-type="float" office:value="185.49" table:style-name="ce14">
            <text:p>185.49</text:p>
          </table:table-cell>
          <table:table-cell office:value-type="float" office:value="3463" table:style-name="ce13">
            <text:p>3,463</text:p>
          </table:table-cell>
          <table:table-cell office:value-type="float" office:value="49858" table:style-name="ce13">
            <text:p>49,85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598131" table:style-name="ce13">
            <text:p>598,131</text:p>
          </table:table-cell>
          <table:table-cell office:value-type="float" office:value="335048" table:style-name="ce13">
            <text:p>335,048</text:p>
          </table:table-cell>
          <table:table-cell office:value-type="float" office:value="7466" table:style-name="ce13">
            <text:p>7,466</text:p>
          </table:table-cell>
          <table:table-cell office:value-type="float" office:value="11601" table:style-name="ce13">
            <text:p>11,601</text:p>
          </table:table-cell>
          <table:table-cell office:value-type="float" office:value="1365312" table:style-name="ce13">
            <text:p>1,365,312</text:p>
          </table:table-cell>
          <table:table-cell office:value-type="float" office:value="2070045" table:style-name="ce13">
            <text:p>2,070,045</text:p>
          </table:table-cell>
          <table:table-cell office:value-type="float" office:value="2634075" table:style-name="ce13">
            <text:p>2,634,075</text:p>
          </table:table-cell>
          <table:table-cell office:value-type="float" office:value="18872" table:style-name="ce13">
            <text:p>18,872</text:p>
          </table:table-cell>
          <table:table-cell office:value-type="float" office:value="0.7" table:style-name="ce14">
            <text:p>0.70</text:p>
          </table:table-cell>
          <table:table-cell office:value-type="float" office:value="0" table:style-name="ce14">
            <text:p>0.00</text:p>
          </table:table-cell>
          <table:table-cell office:value-type="float" office:value="302.67" table:style-name="ce14">
            <text:p>302.67</text:p>
          </table:table-cell>
          <table:table-cell office:value-type="float" office:value="11815" table:style-name="ce13">
            <text:p>11,815</text:p>
          </table:table-cell>
          <table:table-cell office:value-type="float" office:value="97708" table:style-name="ce13">
            <text:p>97,7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582662" table:style-name="ce13">
            <text:p>5,582,662</text:p>
          </table:table-cell>
          <table:table-cell office:value-type="float" office:value="3941993" table:style-name="ce13">
            <text:p>3,941,993</text:p>
          </table:table-cell>
          <table:table-cell office:value-type="float" office:value="53383" table:style-name="ce13">
            <text:p>53,383</text:p>
          </table:table-cell>
          <table:table-cell office:value-type="float" office:value="20311" table:style-name="ce13">
            <text:p>20,311</text:p>
          </table:table-cell>
          <table:table-cell office:value-type="float" office:value="10283059" table:style-name="ce13">
            <text:p>10,283,059</text:p>
          </table:table-cell>
          <table:table-cell office:value-type="float" office:value="22500416" table:style-name="ce13">
            <text:p>22,500,416</text:p>
          </table:table-cell>
          <table:table-cell office:value-type="float" office:value="26696965" table:style-name="ce13">
            <text:p>26,696,965</text:p>
          </table:table-cell>
          <table:table-cell office:value-type="float" office:value="238708" table:style-name="ce13">
            <text:p>238,708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047.54" table:style-name="ce14">
            <text:p>1,047.54</text:p>
          </table:table-cell>
          <table:table-cell office:value-type="float" office:value="28326" table:style-name="ce13">
            <text:p>28,326</text:p>
          </table:table-cell>
          <table:table-cell office:value-type="float" office:value="242477" table:style-name="ce13">
            <text:p>242,47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6917" table:style-name="ce13">
            <text:p>146,917</text:p>
          </table:table-cell>
          <table:table-cell office:value-type="float" office:value="97209" table:style-name="ce13">
            <text:p>97,209</text:p>
          </table:table-cell>
          <table:table-cell office:value-type="float" office:value="255" table:style-name="ce13">
            <text:p>255</text:p>
          </table:table-cell>
          <table:table-cell office:value-type="float" office:value="522" table:style-name="ce13">
            <text:p>522</text:p>
          </table:table-cell>
          <table:table-cell office:value-type="float" office:value="269875" table:style-name="ce13">
            <text:p>269,875</text:p>
          </table:table-cell>
          <table:table-cell office:value-type="float" office:value="144700" table:style-name="ce13">
            <text:p>144,700</text:p>
          </table:table-cell>
          <table:table-cell office:value-type="float" office:value="276218" table:style-name="ce13">
            <text:p>276,218</text:p>
          </table:table-cell>
          <table:table-cell office:value-type="float" office:value="1569" table:style-name="ce13">
            <text:p>1,569</text:p>
          </table:table-cell>
          <table:table-cell office:value-type="float" office:value="0.27" table:style-name="ce14">
            <text:p>0.27</text:p>
          </table:table-cell>
          <table:table-cell office:value-type="float" office:value="0" table:style-name="ce14">
            <text:p>0.00</text:p>
          </table:table-cell>
          <table:table-cell office:value-type="float" office:value="847.64" table:style-name="ce14">
            <text:p>847.64</text:p>
          </table:table-cell>
          <table:table-cell office:value-type="float" office:value="525" table:style-name="ce13">
            <text:p>525</text:p>
          </table:table-cell>
          <table:table-cell office:value-type="float" office:value="4658" table:style-name="ce13">
            <text:p>4,65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946" table:style-name="ce13">
            <text:p>123,946</text:p>
          </table:table-cell>
          <table:table-cell office:value-type="float" office:value="56683" table:style-name="ce13">
            <text:p>56,683</text:p>
          </table:table-cell>
          <table:table-cell office:value-type="float" office:value="436" table:style-name="ce13">
            <text:p>436</text:p>
          </table:table-cell>
          <table:table-cell office:value-type="float" office:value="526" table:style-name="ce13">
            <text:p>526</text:p>
          </table:table-cell>
          <table:table-cell office:value-type="float" office:value="222513" table:style-name="ce13">
            <text:p>222,513</text:p>
          </table:table-cell>
          <table:table-cell office:value-type="float" office:value="1141875" table:style-name="ce13">
            <text:p>1,141,875</text:p>
          </table:table-cell>
          <table:table-cell office:value-type="float" office:value="352418" table:style-name="ce13">
            <text:p>352,418</text:p>
          </table:table-cell>
          <table:table-cell office:value-type="float" office:value="607" table:style-name="ce13">
            <text:p>607</text:p>
          </table:table-cell>
          <table:table-cell office:value-type="float" office:value="0.13" table:style-name="ce14">
            <text:p>0.13</text:p>
          </table:table-cell>
          <table:table-cell office:value-type="float" office:value="0.01" table:style-name="ce14">
            <text:p>0.01</text:p>
          </table:table-cell>
          <table:table-cell office:value-type="float" office:value="293.24" table:style-name="ce14">
            <text:p>293.24</text:p>
          </table:table-cell>
          <table:table-cell office:value-type="float" office:value="5681" table:style-name="ce13">
            <text:p>5,681</text:p>
          </table:table-cell>
          <table:table-cell office:value-type="float" office:value="12712" table:style-name="ce13">
            <text:p>12,71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128493" table:style-name="ce13">
            <text:p>7,128,493</text:p>
          </table:table-cell>
          <table:table-cell office:value-type="float" office:value="4624452" table:style-name="ce13">
            <text:p>4,624,452</text:p>
          </table:table-cell>
          <table:table-cell office:value-type="float" office:value="77530" table:style-name="ce13">
            <text:p>77,530</text:p>
          </table:table-cell>
          <table:table-cell office:value-type="float" office:value="33735" table:style-name="ce13">
            <text:p>33,735</text:p>
          </table:table-cell>
          <table:table-cell office:value-type="float" office:value="16095489" table:style-name="ce13">
            <text:p>16,095,489</text:p>
          </table:table-cell>
          <table:table-cell office:value-type="float" office:value="26585444" table:style-name="ce13">
            <text:p>26,585,444</text:p>
          </table:table-cell>
          <table:table-cell office:value-type="float" office:value="33762518" table:style-name="ce13">
            <text:p>33,762,518</text:p>
          </table:table-cell>
          <table:table-cell office:value-type="float" office:value="555964" table:style-name="ce13">
            <text:p>555,964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480.31" table:style-name="ce14">
            <text:p>480.31</text:p>
          </table:table-cell>
          <table:table-cell office:value-type="float" office:value="48605" table:style-name="ce13">
            <text:p>48,605</text:p>
          </table:table-cell>
          <table:table-cell office:value-type="float" office:value="449033" table:style-name="ce13">
            <text:p>449,03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1556" table:style-name="ce13">
            <text:p>591,556</text:p>
          </table:table-cell>
          <table:table-cell office:value-type="float" office:value="253862" table:style-name="ce13">
            <text:p>253,862</text:p>
          </table:table-cell>
          <table:table-cell office:value-type="float" office:value="2272" table:style-name="ce13">
            <text:p>2,272</text:p>
          </table:table-cell>
          <table:table-cell office:value-type="float" office:value="2198" table:style-name="ce13">
            <text:p>2,198</text:p>
          </table:table-cell>
          <table:table-cell office:value-type="float" office:value="422606" table:style-name="ce13">
            <text:p>422,606</text:p>
          </table:table-cell>
          <table:table-cell office:value-type="float" office:value="828931" table:style-name="ce13">
            <text:p>828,931</text:p>
          </table:table-cell>
          <table:table-cell office:value-type="float" office:value="944763" table:style-name="ce13">
            <text:p>944,763</text:p>
          </table:table-cell>
          <table:table-cell office:value-type="float" office:value="3219" table:style-name="ce13">
            <text:p>3,219</text:p>
          </table:table-cell>
          <table:table-cell office:value-type="float" office:value="0.57999999999999996" table:style-name="ce14">
            <text:p>0.58</text:p>
          </table:table-cell>
          <table:table-cell office:value-type="float" office:value="0.15" table:style-name="ce14">
            <text:p>0.15</text:p>
          </table:table-cell>
          <table:table-cell office:value-type="float" office:value="285.89999999999998" table:style-name="ce14">
            <text:p>285.90</text:p>
          </table:table-cell>
          <table:table-cell office:value-type="float" office:value="1061" table:style-name="ce13">
            <text:p>1,061</text:p>
          </table:table-cell>
          <table:table-cell office:value-type="float" office:value="7154" table:style-name="ce13">
            <text:p>7,15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6012" table:style-name="ce13">
            <text:p>176,012</text:p>
          </table:table-cell>
          <table:table-cell office:value-type="float" office:value="103823" table:style-name="ce13">
            <text:p>103,823</text:p>
          </table:table-cell>
          <table:table-cell office:value-type="float" office:value="1725" table:style-name="ce13">
            <text:p>1,725</text:p>
          </table:table-cell>
          <table:table-cell office:value-type="float" office:value="2280" table:style-name="ce13">
            <text:p>2,280</text:p>
          </table:table-cell>
          <table:table-cell office:value-type="float" office:value="269727" table:style-name="ce13">
            <text:p>269,727</text:p>
          </table:table-cell>
          <table:table-cell office:value-type="float" office:value="0" table:style-name="ce13">
            <text:p>0</text:p>
          </table:table-cell>
          <table:table-cell office:value-type="float" office:value="2655987" table:style-name="ce13">
            <text:p>2,655,987</text:p>
          </table:table-cell>
          <table:table-cell office:value-type="float" office:value="505" table:style-name="ce13">
            <text:p>505</text:p>
          </table:table-cell>
          <table:table-cell office:value-type="float" office:value="0.24" table:style-name="ce14">
            <text:p>0.24</text:p>
          </table:table-cell>
          <table:table-cell office:value-type="float" office:value="0" table:style-name="ce14">
            <text:p>0.00</text:p>
          </table:table-cell>
          <table:table-cell office:value-type="float" office:value="1362.13" table:style-name="ce14">
            <text:p>1,362.13</text:p>
          </table:table-cell>
          <table:table-cell office:value-type="float" office:value="1336" table:style-name="ce13">
            <text:p>1,336</text:p>
          </table:table-cell>
          <table:table-cell office:value-type="float" office:value="29366" table:style-name="ce13">
            <text:p>29,36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49388837" table:style-name="ce13">
            <text:p>49,388,837</text:p>
          </table:table-cell>
          <table:table-cell office:value-type="float" office:value="32357764" table:style-name="ce13">
            <text:p>32,357,764</text:p>
          </table:table-cell>
          <table:table-cell office:value-type="float" office:value="497706" table:style-name="ce13">
            <text:p>497,706</text:p>
          </table:table-cell>
          <table:table-cell office:value-type="float" office:value="276113" table:style-name="ce13">
            <text:p>276,113</text:p>
          </table:table-cell>
          <table:table-cell office:value-type="float" office:value="103350020" table:style-name="ce13">
            <text:p>103,350,020</text:p>
          </table:table-cell>
          <table:table-cell office:value-type="float" office:value="159603305" table:style-name="ce13">
            <text:p>159,603,305</text:p>
          </table:table-cell>
          <table:table-cell office:value-type="float" office:value="234671950" table:style-name="ce13">
            <text:p>234,671,950</text:p>
          </table:table-cell>
          <table:table-cell office:value-type="float" office:value="1758113" table:style-name="ce13">
            <text:p>1,758,113</text:p>
          </table:table-cell>
          <table:table-cell office:value-type="float" office:value="0.17476969142978838" table:style-name="ce14">
            <text:p>0.17</text:p>
          </table:table-cell>
          <table:table-cell office:value-type="float" office:value="0.02" table:style-name="ce14">
            <text:p>0.02</text:p>
          </table:table-cell>
          <table:table-cell office:value-type="float" office:value="530.87105237092226" table:style-name="ce14">
            <text:p>530.87</text:p>
          </table:table-cell>
          <table:table-cell office:value-type="float" office:value="329387" table:style-name="ce13">
            <text:p>329,387</text:p>
          </table:table-cell>
          <table:table-cell office:value-type="float" office:value="2991102" table:style-name="ce13">
            <text:p>2,991,102</text:p>
          </table:table-cell>
          <table:table-cell table:number-columns-repeated="16370" table:style-name="ce15"/>
        </table:table-row>
        <table:table-row table:style-name="ro5">
          <table:table-cell table:number-columns-repeated="16384" table:style-name="ce15"/>
        </table:table-row>
        <table:table-row table:style-name="ro5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5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Normal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32_4_32_2" style:display-name="一般 4 2" style:family="table-cell" style:data-style-name="N0">
      <style:table-cell-properties style:vertical-align="middle" fo:background-color="transparen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20-09-24T03:14:10Z</meta:creation-date>
    <dc:date>2020-09-24T03:14:15Z</dc:date>
    <meta:print-date>2020-09-24T03:14:11Z</meta:print-date>
  </office:meta>
</office:document-meta>
</file>